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15.859cm" fo:margin-left="0.123cm" table:align="left"/>
    </style:style>
    <style:style style:name="Tabela2.A" style:family="table-column">
      <style:table-column-properties style:column-width="7.303cm"/>
    </style:style>
    <style:style style:name="Tabela2.B" style:family="table-column">
      <style:table-column-properties style:column-width="8.557cm"/>
    </style:style>
    <style:style style:name="Tabela2.1" style:family="table-row">
      <style:table-row-properties style:min-row-height="0.203cm" fo:keep-together="always" style:use-optimal-row-height="false"/>
    </style:style>
    <style:style style:name="Tabela2.A1" style:family="table-cell">
      <style:table-cell-properties fo:padding-left="0.123cm" fo:padding-right="0.123cm" fo:padding-top="0cm" fo:padding-bottom="0cm" fo:border="0.5pt solid #000000"/>
    </style:style>
    <style:style style:name="Tabela2.2" style:family="table-row">
      <style:table-row-properties style:min-row-height="0.106cm" fo:keep-together="always" style:use-optimal-row-height="false"/>
    </style:style>
    <style:style style:name="Tabela2.A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2.3" style:family="table-row">
      <style:table-row-properties style:min-row-height="0.432cm" fo:keep-together="always" style:use-optimal-row-height="false"/>
    </style:style>
    <style:style style:name="Tabela2.A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a2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5.859cm" fo:margin-left="0.123cm" table:align="left"/>
    </style:style>
    <style:style style:name="Tabela3.A" style:family="table-column">
      <style:table-column-properties style:column-width="2.501cm"/>
    </style:style>
    <style:style style:name="Tabela3.B" style:family="table-column">
      <style:table-column-properties style:column-width="2.196cm"/>
    </style:style>
    <style:style style:name="Tabela3.C" style:family="table-column">
      <style:table-column-properties style:column-width="4.304cm"/>
    </style:style>
    <style:style style:name="Tabela3.D" style:family="table-column">
      <style:table-column-properties style:column-width="6.858cm"/>
    </style:style>
    <style:style style:name="Tabela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a3.D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5.319cm" fo:margin-left="0.097cm" table:align="left"/>
    </style:style>
    <style:style style:name="Tabela4.A" style:family="table-column">
      <style:table-column-properties style:column-width="4.323cm"/>
    </style:style>
    <style:style style:name="Tabela4.B" style:family="table-column">
      <style:table-column-properties style:column-width="10.996cm"/>
    </style:style>
    <style:style style:name="Tabela4.A1" style:family="table-cell">
      <style:table-cell-properties fo:padding="0.097cm" fo:border-left="0.25pt solid #000000" fo:border-right="none" fo:border-top="0.5pt solid #000000" fo:border-bottom="0.25pt solid #000000"/>
    </style:style>
    <style:style style:name="Tabela4.B1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Tabela4.A2" style:family="table-cell">
      <style:table-cell-properties fo:padding="0.097cm" fo:border-left="0.25pt solid #000000" fo:border-right="none" fo:border-top="none" fo:border-bottom="0.25pt solid #000000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4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5" style:family="paragraph" style:parent-style-name="Normal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9" style:family="paragraph" style:parent-style-name="Normal">
      <style:paragraph-properties fo:margin-left="0cm" fo:margin-right="0cm" fo:text-indent="0cm" style:auto-text-indent="false" style:snap-to-layout-grid="false"/>
    </style:style>
    <style:style style:name="P10" style:family="paragraph" style:parent-style-name="Normal">
      <style:paragraph-properties fo:margin-left="0cm" fo:margin-right="0cm" fo:text-align="start" style:justify-single-word="false" fo:text-indent="0cm" style:auto-text-indent="false" style:snap-to-layout-grid="false"/>
    </style:style>
    <style:style style:name="P11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13" style:family="paragraph" style:parent-style-name="Normal">
      <style:paragraph-properties fo:margin-left="0cm" fo:margin-right="0cm" fo:text-indent="0cm" style:auto-text-indent="false" style:snap-to-layout-grid="false"/>
      <style:text-properties officeooo:rsid="0009fb7a" officeooo:paragraph-rsid="0009fb7a"/>
    </style:style>
    <style:style style:name="P14" style:family="paragraph" style:parent-style-name="Normal">
      <style:paragraph-properties fo:margin-left="0cm" fo:margin-right="0cm" fo:text-indent="0cm" style:auto-text-indent="false" fo:break-before="page"/>
    </style:style>
    <style:style style:name="P15" style:family="paragraph" style:parent-style-name="Normal">
      <style:paragraph-properties fo:margin-left="0cm" fo:margin-right="0cm" fo:text-align="center" style:justify-single-word="false" fo:text-indent="0cm" style:auto-text-indent="false" fo:break-before="page"/>
    </style:style>
    <style:style style:name="P16" style:family="paragraph" style:parent-style-name="CabecalhoTabela">
      <style:paragraph-properties fo:margin-left="0cm" fo:margin-right="0cm" fo:margin-top="0cm" fo:margin-bottom="0cm" style:contextual-spacing="false" fo:text-align="justify" style:justify-single-word="false" fo:hyphenation-ladder-count="no-limit" fo:text-indent="0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officeooo:rsid="0009fb7a" officeooo:paragraph-rsid="0009fb7a" fo:hyphenate="false"/>
    </style:style>
    <style:style style:name="P17" style:family="paragraph" style:parent-style-name="CabecalhoTabela">
      <style:paragraph-properties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9fb7a" officeooo:paragraph-rsid="0009fb7a"/>
    </style:style>
    <style:style style:name="P20" style:family="paragraph" style:parent-style-name="Contents_20_1">
      <style:paragraph-properties>
        <style:tab-stops>
          <style:tab-stop style:position="15.693cm" style:type="right" style:leader-style="dotted" style:leader-text="."/>
        </style:tab-stops>
      </style:paragraph-properties>
    </style:style>
    <style:style style:name="P21" style:family="paragraph" style:parent-style-name="Normal">
      <style:paragraph-properties fo:margin-left="0cm" fo:margin-right="0.076cm" fo:text-indent="0cm" style:auto-text-indent="false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23" style:family="paragraph" style:parent-style-name="Table_20_Contents">
      <style:paragraph-properties fo:margin-left="0cm" fo:margin-right="0cm" fo:text-indent="0.025cm" style:auto-text-indent="false" style:snap-to-layout-grid="false"/>
    </style:style>
    <style:style style:name="P24" style:family="paragraph" style:parent-style-name="Table_20_Contents">
      <style:paragraph-properties fo:margin-left="0cm" fo:margin-right="0cm" fo:text-indent="0.025cm" style:auto-text-indent="false" style:snap-to-layout-grid="false"/>
      <style:text-properties officeooo:paragraph-rsid="0009fb7a"/>
    </style:style>
    <style:style style:name="P25" style:family="paragraph" style:parent-style-name="Normal">
      <style:paragraph-properties fo:margin-left="0cm" fo:margin-right="0cm" fo:text-indent="0.025cm" style:auto-text-indent="false" style:snap-to-layout-grid="false"/>
    </style:style>
    <style:style style:name="P26" style:family="paragraph" style:parent-style-name="Normal">
      <style:paragraph-properties fo:margin-left="0cm" fo:margin-right="0cm" fo:text-indent="0.025cm" style:auto-text-indent="false" style:snap-to-layout-grid="false"/>
      <style:text-properties officeooo:rsid="000a2a0a" officeooo:paragraph-rsid="000a2a0a"/>
    </style:style>
    <style:style style:name="P27" style:family="paragraph" style:parent-style-name="Corpo_20_de_20_texto">
      <style:paragraph-properties fo:text-align="center" style:justify-single-word="false"/>
      <style:text-properties officeooo:paragraph-rsid="0009fb7a"/>
    </style:style>
    <style:style style:name="P28" style:family="paragraph" style:parent-style-name="Heading_20_1">
      <style:text-properties officeooo:rsid="001e286b" officeooo:paragraph-rsid="001e286b"/>
    </style:style>
    <style:style style:name="P29" style:family="paragraph" style:parent-style-name="Heading_20_1" style:list-style-name="" style:master-page-name="MP1">
      <style:paragraph-properties style:page-number="auto" fo:break-before="page"/>
    </style:style>
    <style:style style:name="P30" style:family="paragraph" style:parent-style-name="Normal" style:list-style-name="L1"/>
    <style:style style:name="P31" style:family="paragraph" style:parent-style-name="Normal" style:list-style-name="L1">
      <style:text-properties style:font-name-complex="Times New Roman"/>
    </style:style>
    <style:style style:name="P32" style:family="paragraph" style:parent-style-name="Normal" style:list-style-name="L2"/>
    <style:style style:name="P33" style:family="paragraph" style:parent-style-name="Normal" style:list-style-name="L2">
      <style:text-properties officeooo:paragraph-rsid="0009fb7a"/>
    </style:style>
    <style:style style:name="P34" style:family="paragraph" style:parent-style-name="Normal">
      <style:text-properties officeooo:rsid="00122668" officeooo:paragraph-rsid="002832ed"/>
    </style:style>
    <style:style style:name="P35" style:family="paragraph" style:parent-style-name="Normal">
      <style:paragraph-properties>
        <style:tab-stops>
          <style:tab-stop style:position="14.443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paragraph-rsid="000b0adf"/>
    </style:style>
    <style:style style:name="P37" style:family="paragraph" style:parent-style-name="campo1" style:master-page-name="MPF0">
      <style:paragraph-properties style:page-number="1" fo:break-before="page"/>
    </style:style>
    <style:style style:name="P38" style:family="paragraph" style:parent-style-name="Listabul" style:list-style-name="LFO4"/>
    <style:style style:name="P39" style:family="paragraph" style:parent-style-name="Listabul" style:list-style-name=""/>
    <style:style style:name="P40" style:family="paragraph" style:parent-style-name="Listabul">
      <style:text-properties officeooo:rsid="00141282" officeooo:paragraph-rsid="00141282"/>
    </style:style>
    <style:style style:name="P41" style:family="paragraph" style:parent-style-name="Listabul" style:list-style-name="LFO4">
      <style:paragraph-properties>
        <style:tab-stops>
          <style:tab-stop style:position="-1.099cm"/>
          <style:tab-stop style:position="-0.464cm"/>
        </style:tab-stops>
      </style:paragraph-properties>
      <style:text-properties officeooo:rsid="0022ceb8" officeooo:paragraph-rsid="0022ceb8"/>
    </style:style>
    <style:style style:name="P42" style:family="paragraph" style:parent-style-name="Listabul" style:list-style-name="LFO4">
      <style:paragraph-properties>
        <style:tab-stops>
          <style:tab-stop style:position="-1.099cm"/>
          <style:tab-stop style:position="-0.464cm"/>
        </style:tab-stops>
      </style:paragraph-properties>
    </style:style>
    <style:style style:name="P43" style:family="paragraph" style:parent-style-name="Listabul" style:list-style-name="L3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paragraph-rsid="0028a45f"/>
    </style:style>
    <style:style style:name="P44" style:family="paragraph" style:parent-style-name="Listabul" style:list-style-name="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paragraph-rsid="0028a45f"/>
    </style:style>
    <style:style style:name="P45" style:family="paragraph" style:parent-style-name="Listabul" style:list-style-name="L5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8a45f" officeooo:paragraph-rsid="0028a45f"/>
    </style:style>
    <style:style style:name="P46" style:family="paragraph" style:parent-style-name="Listabul" style:list-style-name="L11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8a45f" officeooo:paragraph-rsid="002ca11b"/>
    </style:style>
    <style:style style:name="P47" style:family="paragraph" style:parent-style-name="Listabul" style:list-style-name="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8a45f" officeooo:paragraph-rsid="002ca85d"/>
    </style:style>
    <style:style style:name="P48" style:family="paragraph" style:parent-style-name="Listabul" style:list-style-name="L13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8a45f" officeooo:paragraph-rsid="002db564"/>
    </style:style>
    <style:style style:name="P49" style:family="paragraph" style:parent-style-name="Listabul" style:list-style-name="L13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8a45f" officeooo:paragraph-rsid="002fb1ef"/>
    </style:style>
    <style:style style:name="P50" style:family="paragraph" style:parent-style-name="Listabul" style:list-style-name="L13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8a45f" officeooo:paragraph-rsid="0032fc2e"/>
    </style:style>
    <style:style style:name="P51" style:family="paragraph" style:parent-style-name="Listabul" style:list-style-name="L5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a4b30" officeooo:paragraph-rsid="002a4b30"/>
    </style:style>
    <style:style style:name="P52" style:family="paragraph" style:parent-style-name="Listabul" style:list-style-name="">
      <style:paragraph-properties fo:margin-top="0cm" fo:margin-bottom="0.199cm" style:contextual-spacing="false">
        <style:tab-stops>
          <style:tab-stop style:position="-0.55cm"/>
          <style:tab-stop style:position="0cm"/>
        </style:tab-stops>
      </style:paragraph-properties>
      <style:text-properties officeooo:rsid="002ae53e" officeooo:paragraph-rsid="002ae53e"/>
    </style:style>
    <style:style style:name="P53" style:family="paragraph" style:parent-style-name="Lista_20_tabela" style:list-style-name="">
      <style:paragraph-properties fo:margin-left="0.55cm" fo:margin-right="0cm" fo:text-align="center" style:justify-single-word="false" fo:text-indent="-0.55cm" style:auto-text-indent="false" style:snap-to-layout-grid="false">
        <style:tab-stops>
          <style:tab-stop style:position="0.15cm"/>
          <style:tab-stop style:position="0.7cm"/>
          <style:tab-stop style:position="0.785cm"/>
        </style:tab-stops>
      </style:paragraph-properties>
    </style:style>
    <style:style style:name="T1" style:family="text">
      <style:text-properties style:font-name-asian="Arial"/>
    </style:style>
    <style:style style:name="T2" style:family="text">
      <style:text-properties officeooo:rsid="0009fb7a" style:font-name-asian="Arial"/>
    </style:style>
    <style:style style:name="T3" style:family="text">
      <style:text-properties officeooo:rsid="00141282" style:font-name-asian="Arial"/>
    </style:style>
    <style:style style:name="T4" style:family="text">
      <style:text-properties officeooo:rsid="0019d2d9" style:font-name-asian="Arial"/>
    </style:style>
    <style:style style:name="T5" style:family="text">
      <style:text-properties officeooo:rsid="001e286b" style:font-name-asian="Arial"/>
    </style:style>
    <style:style style:name="T6" style:family="text">
      <style:text-properties style:language-asian="pt" style:country-asian="BR"/>
    </style:style>
    <style:style style:name="T7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8" style:family="text">
      <style:text-properties fo:font-size="24pt" fo:font-weight="bold" style:font-size-asian="24pt" style:font-weight-asian="bold"/>
    </style:style>
    <style:style style:name="T9" style:family="text">
      <style:text-properties fo:font-size="24pt" fo:font-weight="bold" officeooo:rsid="001c5265" style:font-size-asian="24pt" style:font-weight-asian="bold"/>
    </style:style>
    <style:style style:name="T10" style:family="text">
      <style:text-properties fo:font-size="24pt" officeooo:rsid="0009fb7a" style:font-name-asian="Arial" style:font-size-asian="24pt" style:font-size-complex="2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fb7a" style:font-weight-asian="bold" style:font-weight-complex="bold"/>
    </style:style>
    <style:style style:name="T14" style:family="text">
      <style:text-properties fo:language="es" fo:country="ES" fo:font-weight="bold" officeooo:rsid="0009fb7a" style:font-name-asian="Arial" style:font-weight-asian="bold"/>
    </style:style>
    <style:style style:name="T15" style:family="text">
      <style:text-properties fo:language="es" fo:country="ES" fo:font-weight="bold" style:font-weight-asian="bold"/>
    </style:style>
    <style:style style:name="T16" style:family="text">
      <style:text-properties fo:text-transform="uppercase" fo:font-size="14pt" fo:font-weight="bold" style:font-size-asian="14pt" style:language-asian="pt" style:country-asian="BR" style:font-weight-asian="bold"/>
    </style:style>
    <style:style style:name="T17" style:family="text">
      <style:text-properties style:font-name-complex="Times New Roman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name-asian="Arial" style:font-style-asian="italic"/>
    </style:style>
    <style:style style:name="T21" style:family="text">
      <style:text-properties fo:color="#000000" style:font-name-complex="Times New Roman"/>
    </style:style>
    <style:style style:name="T22" style:family="text">
      <style:text-properties fo:color="#000000" officeooo:rsid="0009fb7a" style:font-name-complex="Times New Roman"/>
    </style:style>
    <style:style style:name="T23" style:family="text">
      <style:text-properties fo:color="#000000" officeooo:rsid="000a2a0a" style:font-name-complex="Times New Roman"/>
    </style:style>
    <style:style style:name="T24" style:family="text">
      <style:text-properties fo:color="#000000" officeooo:rsid="00141282" style:font-name-complex="Times New Roman"/>
    </style:style>
    <style:style style:name="T25" style:family="text">
      <style:text-properties fo:color="#000000" officeooo:rsid="0019d2d9" style:font-name-complex="Times New Roman"/>
    </style:style>
    <style:style style:name="T26" style:family="text">
      <style:text-properties fo:color="#000000" officeooo:rsid="002000b6" style:font-name-complex="Times New Roman"/>
    </style:style>
    <style:style style:name="T27" style:family="text">
      <style:text-properties fo:color="#000000" officeooo:rsid="0021f040" style:font-name-complex="Times New Roman"/>
    </style:style>
    <style:style style:name="T28" style:family="text">
      <style:text-properties fo:color="#000000" officeooo:rsid="0028a45f" style:font-name-complex="Times New Roman"/>
    </style:style>
    <style:style style:name="T29" style:family="text">
      <style:text-properties fo:color="#000000" officeooo:rsid="002ca11b" style:font-name-complex="Times New Roman"/>
    </style:style>
    <style:style style:name="T30" style:family="text">
      <style:text-properties fo:color="#000000" officeooo:rsid="003331a6" style:font-name-complex="Times New Roman"/>
    </style:style>
    <style:style style:name="T31" style:family="text">
      <style:text-properties fo:color="#000000" style:language-asian="pt" style:country-asian="BR" style:font-name-complex="Times New Roman"/>
    </style:style>
    <style:style style:name="T32" style:family="text">
      <style:text-properties fo:color="#000000" officeooo:rsid="000b0adf" style:language-asian="pt" style:country-asian="BR" style:font-name-complex="Times New Roman"/>
    </style:style>
    <style:style style:name="T33" style:family="text">
      <style:text-properties fo:color="#000000" officeooo:rsid="0009fb7a" style:language-asian="pt" style:country-asian="BR" style:font-name-complex="Times New Roman"/>
    </style:style>
    <style:style style:name="T34" style:family="text">
      <style:text-properties fo:color="#000000" officeooo:rsid="0028a45f" style:language-asian="pt" style:country-asian="BR" style:font-name-complex="Times New Roman"/>
    </style:style>
    <style:style style:name="T35" style:family="text">
      <style:text-properties fo:color="#000000" officeooo:rsid="00122668" style:language-asian="pt" style:country-asian="BR" style:font-name-complex="Times New Roman"/>
    </style:style>
    <style:style style:name="T36" style:family="text">
      <style:text-properties fo:color="#000000" officeooo:rsid="002ca11b" style:language-asian="pt" style:country-asian="BR" style:font-name-complex="Times New Roman"/>
    </style:style>
    <style:style style:name="T37" style:family="text">
      <style:text-properties fo:color="#000000" officeooo:rsid="002ca85d" style:language-asian="pt" style:country-asian="BR" style:font-name-complex="Times New Roman"/>
    </style:style>
    <style:style style:name="T38" style:family="text">
      <style:text-properties fo:color="#000000" officeooo:rsid="002ae53e" style:language-asian="pt" style:country-asian="BR" style:font-name-complex="Times New Roman"/>
    </style:style>
    <style:style style:name="T39" style:family="text">
      <style:text-properties fo:color="#000000" officeooo:rsid="002d1f13" style:language-asian="pt" style:country-asian="BR" style:font-name-complex="Times New Roman"/>
    </style:style>
    <style:style style:name="T40" style:family="text">
      <style:text-properties fo:color="#000000" officeooo:rsid="002fb1ef" style:language-asian="pt" style:country-asian="BR" style:font-name-complex="Times New Roman"/>
    </style:style>
    <style:style style:name="T41" style:family="text">
      <style:text-properties fo:color="#000000" officeooo:rsid="00314c98" style:language-asian="pt" style:country-asian="BR" style:font-name-complex="Times New Roman"/>
    </style:style>
    <style:style style:name="T42" style:family="text">
      <style:text-properties fo:color="#000000" officeooo:rsid="0032fc2e" style:language-asian="pt" style:country-asian="BR" style:font-name-complex="Times New Roman"/>
    </style:style>
    <style:style style:name="T43" style:family="text">
      <style:text-properties officeooo:rsid="0009fb7a"/>
    </style:style>
    <style:style style:name="T44" style:family="text">
      <style:text-properties officeooo:rsid="000b0adf"/>
    </style:style>
    <style:style style:name="T45" style:family="text">
      <style:text-properties officeooo:rsid="001c5265"/>
    </style:style>
    <style:style style:name="T46" style:family="text">
      <style:text-properties officeooo:rsid="0022ceb8"/>
    </style:style>
    <style:style style:name="T47" style:family="text">
      <style:text-properties officeooo:rsid="0028a45f"/>
    </style:style>
    <style:style style:name="T48" style:family="text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4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1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4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1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1.249cm" text:min-label-width="0.5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Fonte_20_parág._20_padrão"><text:span text:style-name="T7"><text:s text:c="3"/></text:span></text:span></text:p>
      <text:p text:style-name="P6"><text:span text:style-name="T8">Documento de Especificação de Caso de </text:span><text:span text:style-name="T9">Criar Evento</text:span></text:p>
      <text:p text:style-name="P8"/>
      <text:p text:style-name="P27"><text:span text:style-name="Fonte_20_parág._20_padrão"><text:span text:style-name="T10">SEven v2.0 – Sistema De Eventos </text:span></text:span></text:p>
      <text:p text:style-name="P3"/>
      <text:p text:style-name="P8"/>
      <text:p text:style-name="P4"/>
      <text:p text:style-name="P4"/>
      <text:p text:style-name="P4"/>
      <text:p text:style-name="P4"/>
      <text:p text:style-name="P4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9"><text:span text:style-name="Fonte_20_parág._20_padrão"><text:span text:style-name="T11">Responsável</text:span></text:span>:<text:span text:style-name="Fonte_20_parág._20_padrão"><text:span text:style-name="T1"> </text:span></text:span><text:span text:style-name="Fonte_20_parág._20_padrão"><text:span text:style-name="T14">Samy Soares e David Romero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0"><text:span text:style-name="Fonte_20_parág._20_padrão"><text:span text:style-name="T15">Elaborador(es):</text:span></text:span></text:p>
          </table:table-cell>
          <table:table-cell table:style-name="Tabela2.A1" office:value-type="string">
            <text:p text:style-name="P10"><text:span text:style-name="Fonte_20_parág._20_padrão"><text:span text:style-name="T11">e-mail</text:span></text:span></text:p>
          </table:table-cell>
        </table:table-row>
        <table:table-row table:style-name="Tabela2.3">
          <table:table-cell table:style-name="Tabela2.A2" office:value-type="string">
            <text:p text:style-name="P13">Alexsandro Oliveira Alexandrino</text:p>
          </table:table-cell>
          <table:table-cell table:style-name="Tabela2.A1" office:value-type="string">
            <text:p text:style-name="P9"><text:span text:style-name="T43">sandrooliveira1501</text:span>@gmail.com</text:p>
          </table:table-cell>
        </table:table-row>
        <table:table-row table:style-name="Tabela2.3">
          <table:table-cell table:style-name="Tabela2.A4" office:value-type="string">
            <text:p text:style-name="P13">Italos Estilon da Silva de Souza</text:p>
          </table:table-cell>
          <table:table-cell table:style-name="Tabela2.B4" office:value-type="string">
            <text:p text:style-name="P13">italosestilon@gmail.com</text:p>
          </table:table-cell>
        </table:table-row>
      </table:table>
      <text:h text:style-name="P29" text:outline-level="1"><text:bookmark-start text:name="__RefHeading__63_1275273786"/><text:bookmark-start text:name="__RefHeading__468_490762481"/><text:bookmark-start text:name="__RefHeading__45_178789685"/><text:bookmark-start text:name="_Toc388346443"/><text:bookmark text:name="_Ref89052436"/>Histórico<text:bookmark-end text:name="__RefHeading__63_1275273786"/><text:bookmark-end text:name="__RefHeading__468_490762481"/><text:bookmark-end text:name="__RefHeading__45_178789685"/><text:bookmark-end text:name="_Toc38834644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7">Data</text:p>
          </table:table-cell>
          <table:table-cell table:style-name="Tabela3.A1" office:value-type="string">
            <text:p text:style-name="P16">Versão</text:p>
          </table:table-cell>
          <table:table-cell table:style-name="Tabela3.A1" office:value-type="string">
            <text:p text:style-name="P17">Responsável</text:p>
          </table:table-cell>
          <table:table-cell table:style-name="Tabela3.D1" office:value-type="string">
            <text:p text:style-name="P17">Alteração</text:p>
          </table:table-cell>
        </table:table-row>
        <table:table-row>
          <table:table-cell table:style-name="Tabela3.A1" office:value-type="string">
            <text:p text:style-name="P19">1<text:span text:style-name="T45">3</text:span>/<text:span text:style-name="T45">10</text:span>/2014</text:p>
          </table:table-cell>
          <table:table-cell table:style-name="Tabela3.A1" office:value-type="string">
            <text:p text:style-name="P18">1.0</text:p>
          </table:table-cell>
          <table:table-cell table:style-name="Tabela3.A1" office:value-type="string">
            <text:p text:style-name="P19">Alexsandro e Italos</text:p>
          </table:table-cell>
          <table:table-cell table:style-name="Tabela3.D1" office:value-type="string">
            <text:p text:style-name="P53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8"/>
          </table:table-cell>
          <table:table-cell table:style-name="Tabela3.A3" office:value-type="string">
            <text:p text:style-name="P18"/>
          </table:table-cell>
          <table:table-cell table:style-name="Tabela3.D3" office:value-type="string">
            <text:p text:style-name="P53"/>
          </table:table-cell>
        </table:table-row>
      </table:table>
      <text:p text:style-name="P7"/>
      <text:p text:style-name="P14"/>
      <text:section text:style-name="Sect1" text:name="Sect2">
        <text:table-of-content text:style-name="Sect2" text:name="_TOC0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_TOC0_Head">
              <text:p text:style-name="Contents_20_Heading">Sumário</text:p>
            </text:index-title>
            <text:p text:style-name="P35">Histórico<text:tab/>2</text:p>
            <text:p text:style-name="P35">Introdução<text:tab/>4</text:p>
            <text:p text:style-name="P35">Objetivos<text:tab/>4</text:p>
            <text:p text:style-name="P35">Público Alvo deste Documento<text:tab/>4</text:p>
            <text:p text:style-name="P35">Criar evento<text:tab/>4</text:p>
            <text:p text:style-name="P35">Descrição<text:tab/>4</text:p>
            <text:p text:style-name="P35">Atores Envolvidos<text:tab/>4</text:p>
            <text:p text:style-name="P35">Fluxo Básico Específico Cadastrar Perfil(Happy Day)<text:tab/>4</text:p>
            <text:p text:style-name="P35">Informações específicas do caso de uso<text:tab/>4</text:p>
            <text:p text:style-name="P35">Fluxos Alternativos (Exceptions)<text:tab/>4</text:p>
            <text:p text:style-name="P35">Requisitos Especiais<text:tab/>5</text:p>
            <text:p text:style-name="P35">Pré-Condições<text:tab/>5</text:p>
            <text:p text:style-name="P35">Pós-Condições<text:tab/>5</text:p>
            <text:p text:style-name="P35">Relacionamento com Outros Casos de Uso<text:tab/>5</text:p>
            <text:p text:style-name="P35">Pontos de Inclusão<text:tab/>5</text:p>
            <text:p text:style-name="P35">Pontos de Extensão<text:tab/>5</text:p>
          </text:index-body>
        </text:table-of-content>
        <text:p text:style-name="P20"/>
      </text:section>
      <text:section text:style-name="Sect1" text:name="Sect3">
        <text:p text:style-name="P5"/>
        <text:p text:style-name="P15"><text:bookmark-start text:name="_Ref418497390"/><text:bookmark-start text:name="_Ref439573339"/><text:span text:style-name="Fonte_20_parág._20_padrão"><text:span text:style-name="T16">Especificação de casos de uso</text:span></text:span></text:p>
        <text:p text:style-name="P11"/>
        <text:h text:style-name="Heading_20_1" text:outline-level="1"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Toc388346444"/>Introdução<text:bookmark-end text:name="_Toc388346444"/></text:h>
        <text:h text:style-name="Heading_20_2" text:outline-level="2"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Toc388346445"/>Objetivos<text:bookmark-end text:name="_Toc388346445"/></text:h>
        <text:p text:style-name="P21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“</text:span></text:span><text:span text:style-name="Fonte_20_parág._20_padrão"><text:span text:style-name="T5">Criar Evento</text:span></text:span><text:span text:style-name="Fonte_20_parág._20_padrão"><text:span text:style-name="T4">”</text:span></text:span><text:span text:style-name="Fonte_20_parág._20_padrão"><text:span text:style-name="T1">, referente ao pape</text:span></text:span><text:span text:style-name="Fonte_20_parág._20_padrão"><text:span text:style-name="T5">l</text:span></text:span><text:span text:style-name="Fonte_20_parág._20_padrão"><text:span text:style-name="T1"> de </text:span></text:span><text:span text:style-name="Fonte_20_parág._20_padrão"><text:span text:style-name="T3">Organizador</text:span></text:span><text:span text:style-name="Fonte_20_parág._20_padrão"><text:span text:style-name="T1">.</text:span></text:span></text:p>
        <text:h text:style-name="Heading_20_2" text:outline-level="2"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3127358012958437749" text:style-name="L1">
          <text:list-item>
            <text:p text:style-name="P31">Equipe técnica</text:p>
          </text:list-item>
          <text:list-item>
            <text:p text:style-name="P30"><text:span text:style-name="Fonte_20_parág._20_padrão"><text:span text:style-name="T17">Líder técnico</text:span></text:span></text:p>
          </text:list-item>
        </text:list>
        <text:h text:style-name="P28" text:outline-level="1">Criar evento<text:bookmark-start text:name="__RefHeading__452_1105478727"/><text:bookmark-start text:name="__RefHeading__476_490762481"/><text:bookmark-start text:name="__RefHeading__53_178789685"/><text:bookmark-start text:name="__RefHeading__71_1275273786"/></text:h>
        <text:h text:style-name="Heading_20_2" text:outline-level="2"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Toc388346448"/>Descrição<text:bookmark-end text:name="_Toc388346448"/></text:h>
        <text:p text:style-name="P22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</text:span></text:span><text:span text:style-name="Fonte_20_parág._20_padrão"><text:span text:style-name="T3">para </text:span></text:span><text:span text:style-name="Fonte_20_parág._20_padrão"><text:span text:style-name="T4">a recuperação se senha </text:span></text:span><text:span text:style-name="Fonte_20_parág._20_padrão"><text:span text:style-name="T3">no sistema</text:span></text:span><text:span text:style-name="Fonte_20_parág._20_padrão"><text:span text:style-name="T1">.</text:span></text:span></text:p>
        <text:h text:style-name="Heading_20_2" text:outline-level="2"><text:bookmark-start text:name="__RefHeading__75_1275273786"/><text:bookmark-start text:name="__RefHeading__480_490762481"/><text:bookmark-start text:name="__RefHeading__456_1105478727"/><text:bookmark-start text:name="__RefHeading__57_178789685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<text:span text:style-name="Fonte_20_parág._20_padrão"><text:span text:style-name="T1"> </text:span></text:span>ator<text:span text:style-name="Fonte_20_parág._20_padrão"><text:span text:style-name="T1"> </text:span></text:span>envolvido<text:span text:style-name="Fonte_20_parág._20_padrão"><text:span text:style-name="T1"> </text:span></text:span><text:span text:style-name="Fonte_20_parág._20_padrão"><text:span text:style-name="T5">é</text:span></text:span><text:span text:style-name="Fonte_20_parág._20_padrão"><text:span text:style-name="T1">: </text:span></text:span><text:span text:style-name="Fonte_20_parág._20_padrão"><text:span text:style-name="T2">Organizador</text:span></text:span>.</text:p>
        <text:h text:style-name="Heading_20_2" text:outline-level="2"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bookmark-start text:name="_Toc388346450"/>Fluxo<text:span text:style-name="Fonte_20_parág._20_padrão"><text:span text:style-name="T1"> </text:span></text:span>Básico Específico<text:span text:style-name="Fonte_20_parág._20_padrão"><text:span text:style-name="T1"> </text:span></text:span><text:span text:style-name="Fonte_20_parág._20_padrão"><text:span text:style-name="T2">Cadastrar Perfil</text:span></text:span><text:bookmark-end text:name="_Ref88992566"/><text:bookmark-end text:name="_Ref162424072"/><text:bookmark-end text:name="_Toc388346450"/>(<text:span text:style-name="Fonte_20_parág._20_padrão"><text:span text:style-name="T18">Happy</text:span></text:span><text:span text:style-name="Fonte_20_parág._20_padrão"><text:span text:style-name="T20"> </text:span></text:span><text:span text:style-name="Fonte_20_parág._20_padrão"><text:span text:style-name="T18">Day</text:span></text:span>)</text:h>
        <text:list xml:id="list7059752869359020188" text:style-name="L2">
          <text:list-item>
            <text:p text:style-name="P32"><text:span text:style-name="Fonte_20_parág._20_padrão"><text:span text:style-name="T21"><text:s text:c="7"/></text:span></text:span><text:span text:style-name="Fonte_20_parág._20_padrão"><text:span text:style-name="T26">O Organizador</text:span></text:span><text:span text:style-name="Fonte_20_parág._20_padrão"><text:span text:style-name="T25"> seleciona a opção de </text:span></text:span><text:span text:style-name="Fonte_20_parág._20_padrão"><text:span text:style-name="T26">criar evento</text:span></text:span><text:span text:style-name="Fonte_20_parág._20_padrão"><text:span text:style-name="T25"> na tela </text:span></text:span><text:span text:style-name="Fonte_20_parág._20_padrão"><text:span text:style-name="T26">inicial</text:span></text:span><text:span text:style-name="Fonte_20_parág._20_padrão"><text:span text:style-name="T21">;</text:span></text:span></text:p>
          </text:list-item>
          <text:list-item>
            <text:p text:style-name="P32"><text:span text:style-name="Fonte_20_parág._20_padrão"><text:span text:style-name="T21"><text:s text:c="7"/></text:span></text:span><text:span text:style-name="Fonte_20_parág._20_padrão"><text:span text:style-name="T26">O Sistema redireciona para a tela de Criar Evento</text:span></text:span><text:span text:style-name="Fonte_20_parág._20_padrão"><text:span text:style-name="T24">;</text:span></text:span></text:p>
          </text:list-item>
          <text:list-item>
            <text:p text:style-name="P33"><text:span text:style-name="Fonte_20_parág._20_padrão"><text:span text:style-name="T21"><text:s text:c="4"/><text:tab/></text:span></text:span><text:span text:style-name="Fonte_20_parág._20_padrão"><text:span text:style-name="T26">O Organizador preenche os campos nome, inicio e fim com data e hora, local, descrição, data para fim d</text:span></text:span><text:span text:style-name="Fonte_20_parág._20_padrão"><text:span text:style-name="T27">e inscrição</text:span></text:span><text:span text:style-name="Fonte_20_parág._20_padrão"><text:span text:style-name="T26"> e preço da inscrição </text:span></text:span><text:span text:style-name="Fonte_20_parág._20_padrão"><text:span text:style-name="T27">e confirma a operação</text:span></text:span><text:span text:style-name="Fonte_20_parág._20_padrão"><text:span text:style-name="T23">;</text:span></text:span><text:span text:style-name="Fonte_20_parág._20_padrão"><text:span text:style-name="T28">[FE01]</text:span></text:span><text:span text:style-name="Fonte_20_parág._20_padrão"><text:span text:style-name="T29">[FE02][FE03]</text:span></text:span><text:span text:style-name="Fonte_20_parág._20_padrão"><text:span text:style-name="T30">[FE04]</text:span></text:span></text:p>
          </text:list-item>
          <text:list-item>
            <text:p text:style-name="P32"><text:span text:style-name="Fonte_20_parág._20_padrão"><text:span text:style-name="T21"><text:s text:c="7"/>O sistema </text:span></text:span><text:span text:style-name="Fonte_20_parág._20_padrão"><text:span text:style-name="T27">notifica o Organizador que o evento foi criado com sucesso</text:span></text:span><text:span text:style-name="Fonte_20_parág._20_padrão"><text:span text:style-name="T22">. </text:span></text:span></text:p>
          </text:list-item>
        </text:list>
        <text:h text:style-name="Heading_20_3" text:outline-level="3"><text:bookmark-start text:name="__RefHeading__61_178789685"/><text:bookmark-start text:name="__RefHeading__460_1105478727"/><text:bookmark-start text:name="__RefHeading__484_490762481"/><text:bookmark-start text:name="__RefHeading__79_1275273786"/><text:bookmark-start text:name="_Toc388346451"/>Informações específicas do caso de uso<text:bookmark-end text:name="__RefHeading__61_178789685"/><text:bookmark-end text:name="__RefHeading__460_1105478727"/><text:bookmark-end text:name="__RefHeading__484_490762481"/><text:bookmark-end text:name="__RefHeading__79_1275273786"/><text:bookmark-end text:name="_Toc388346451"/><text:bookmark-start text:name="_Ref305840747"/><text:bookmark-start text:name="_Ref89658577"/><text:bookmark-start text:name="_Ref83717314"/><text:bookmark-start text:name="_Ref89056686"/></text:h>
        <text:p text:style-name="P7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4"><text:span text:style-name="Fonte_20_parág._20_padrão"><text:span text:style-name="T13">Organizador</text:span></text:span></text:p>
            </table:table-cell>
            <table:table-cell table:style-name="Tabela4.B1" office:value-type="string">
              <text:p text:style-name="P26">Usuário que <text:span text:style-name="T44">pode </text:span>gerencia<text:span text:style-name="T44">r</text:span> um evento</text:p>
            </table:table-cell>
          </table:table-row>
          <table:table-row>
            <table:table-cell table:style-name="Tabela4.A2" office:value-type="string">
              <text:p text:style-name="P23"><text:span text:style-name="Fonte_20_parág._20_padrão"><text:span text:style-name="T12"/></text:span></text:p>
            </table:table-cell>
            <table:table-cell table:style-name="Tabela4.B2" office:value-type="string">
              <text:p text:style-name="P25"/>
            </table:table-cell>
          </table:table-row>
        </table:table>
        <text:p text:style-name="P12"/>
        <text:h text:style-name="P36" text:outline-level="2"><text:bookmark-end text:name="_Ref305840747"/><text:bookmark-end text:name="_Ref89658577"/><text:bookmark-end text:name="_Ref83717314"/><text:bookmark-end text:name="_Ref89056686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Toc388346452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19">Exceptions</text:span></text:span>)<text:bookmark-end text:name="__RefHeading__63_178789685"/><text:bookmark-end text:name="__RefHeading__462_1105478727"/><text:bookmark-end text:name="__RefHeading__486_490762481"/><text:bookmark-end text:name="__RefHeading__81_1275273786"/><text:bookmark-end text:name="_Toc388346452"/></text:h>
        <text:p text:style-name="P34">FE01 – Fluxo de Exceção: <text:span text:style-name="T47">Campos inválidos</text:span></text:p>
        <text:list xml:id="list2904768360321680675" text:style-name="L3">
          <text:list-item>
            <text:p text:style-name="P43"><text:span text:style-name="Fonte_20_parág._20_padrão"><text:span text:style-name="T33">O Or</text:span></text:span><text:span text:style-name="Fonte_20_parág._20_padrão"><text:span text:style-name="T34">g</text:span></text:span><text:span text:style-name="Fonte_20_parág._20_padrão"><text:span text:style-name="T33">a</text:span></text:span><text:span text:style-name="Fonte_20_parág._20_padrão"><text:span text:style-name="T34">nizador</text:span></text:span><text:span text:style-name="Fonte_20_parág._20_padrão"><text:span text:style-name="T33"> </text:span></text:span><text:span text:style-name="Fonte_20_parág._20_padrão"><text:span text:style-name="T32">informa campos inválidos</text:span></text:span></text:p>
          </text:list-item>
          <text:list-item>
            <text:p text:style-name="P43"><text:span text:style-name="Fonte_20_parág._20_padrão"><text:span text:style-name="T32">Sistema notifica quais campos estão incorretos</text:span></text:span></text:p>
          </text:list-item>
          <text:list-item>
            <text:p text:style-name="P43"><text:span text:style-name="Fonte_20_parág._20_padrão"><text:span text:style-name="T32">Volta ao passo 3 do caso de uso.</text:span></text:span></text:p>
          </text:list-item>
        </text:list>
        <text:p text:style-name="P44"><text:span text:style-name="Fonte_20_parág._20_padrão"><text:span text:style-name="T34">FE02 </text:span></text:span><text:span text:style-name="Fonte_20_parág._20_padrão"><text:span text:style-name="T35"><text:s/>– Fluxo de Exceção: </text:span></text:span><text:span text:style-name="Fonte_20_parág._20_padrão"><text:span text:style-name="T34">Data de início retroativa</text:span></text:span></text:p>
        <text:list xml:id="list3931119386192709755" text:style-name="L5">
          <text:list-item>
            <text:p text:style-name="P45">O Organizador informa data de início do evento retroativa</text:p>
          </text:list-item>
          <text:list-item>
            <text:p text:style-name="P45">O sistema notifica que a data de início não deve ser anterior a data atual</text:p>
          </text:list-item>
          <text:list-item>
            <text:p text:style-name="P51"><text:soft-page-break/>Volta para o passo 3 do caso de uso.</text:p>
          </text:list-item>
        </text:list>
        <text:p text:style-name="P52">FE03 <text:span text:style-name="Fonte_20_parág._20_padrão"><text:span text:style-name="T35">– Fluxo de Exceção: </text:span></text:span><text:span text:style-name="Fonte_20_parág._20_padrão"><text:span text:style-name="T34">Data de </text:span></text:span><text:span text:style-name="Fonte_20_parág._20_padrão"><text:span text:style-name="T36">fim</text:span></text:span><text:span text:style-name="Fonte_20_parág._20_padrão"><text:span text:style-name="T34"> </text:span></text:span><text:span text:style-name="Fonte_20_parág._20_padrão"><text:span text:style-name="T36">anterior a data de início</text:span></text:span></text:p>
        <text:list xml:id="list4300544606022808778" text:style-name="L11">
          <text:list-item>
            <text:p text:style-name="P46"><text:span text:style-name="Fonte_20_parág._20_padrão"><text:span text:style-name="T31">O Organizador informa data de </text:span></text:span><text:span text:style-name="Fonte_20_parág._20_padrão"><text:span text:style-name="T36">fim</text:span></text:span><text:span text:style-name="Fonte_20_parág._20_padrão"><text:span text:style-name="T31"> do evento </text:span></text:span><text:span text:style-name="Fonte_20_parág._20_padrão"><text:span text:style-name="T36">anterior a data de início</text:span></text:span></text:p>
          </text:list-item>
          <text:list-item>
            <text:p text:style-name="P46"><text:span text:style-name="Fonte_20_parág._20_padrão"><text:span text:style-name="T36">O sistema notifica que a data de fim deve ser posterior a date de início do evento</text:span></text:span></text:p>
          </text:list-item>
          <text:list-item>
            <text:p text:style-name="P46"><text:span text:style-name="Fonte_20_parág._20_padrão"><text:span text:style-name="T36">Volta para o passo 3.</text:span></text:span></text:p>
          </text:list-item>
        </text:list>
        <text:p text:style-name="P47"><text:span text:style-name="Fonte_20_parág._20_padrão"><text:span text:style-name="T37">FE04</text:span></text:span><text:span text:style-name="Fonte_20_parág._20_padrão"><text:span text:style-name="T38"> </text:span></text:span><text:span text:style-name="Fonte_20_parág._20_padrão"><text:span text:style-name="T35">– Fluxo de Exceção: </text:span></text:span><text:span text:style-name="Fonte_20_parág._20_padrão"><text:span text:style-name="T31">Data de </text:span></text:span><text:span text:style-name="Fonte_20_parág._20_padrão"><text:span text:style-name="T36">fim</text:span></text:span><text:span text:style-name="Fonte_20_parág._20_padrão"><text:span text:style-name="T31"> </text:span></text:span><text:span text:style-name="Fonte_20_parág._20_padrão"><text:span text:style-name="T39">da inscrição posterior </text:span></text:span><text:span text:style-name="Fonte_20_parág._20_padrão"><text:span text:style-name="T36">a data de </text:span></text:span><text:span text:style-name="Fonte_20_parág._20_padrão"><text:span text:style-name="T39">fim do evento</text:span></text:span></text:p>
        <text:list xml:id="list5459412140779554506" text:style-name="L13">
          <text:list-item>
            <text:p text:style-name="P48"><text:span text:style-name="Fonte_20_parág._20_padrão"><text:span text:style-name="T31">O Organizador informa </text:span></text:span><text:span text:style-name="Fonte_20_parág._20_padrão"><text:span text:style-name="T40">a</text:span></text:span><text:span text:style-name="Fonte_20_parág._20_padrão"><text:span text:style-name="T31"> data de </text:span></text:span><text:span text:style-name="Fonte_20_parág._20_padrão"><text:span text:style-name="T36">fim</text:span></text:span><text:span text:style-name="Fonte_20_parág._20_padrão"><text:span text:style-name="T31"> </text:span></text:span><text:span text:style-name="Fonte_20_parág._20_padrão"><text:span text:style-name="T39">da inscrição posterior </text:span></text:span><text:span text:style-name="Fonte_20_parág._20_padrão"><text:span text:style-name="T36">a data de </text:span></text:span><text:span text:style-name="Fonte_20_parág._20_padrão"><text:span text:style-name="T39">fim do evento</text:span></text:span></text:p>
          </text:list-item>
          <text:list-item>
            <text:p text:style-name="P49"><text:span text:style-name="Fonte_20_parág._20_padrão"><text:span text:style-name="T36">O sistema notifica que </text:span></text:span><text:span text:style-name="Fonte_20_parág._20_padrão"><text:span text:style-name="T40">a </text:span></text:span><text:span text:style-name="Fonte_20_parág._20_padrão"><text:span text:style-name="T31">data de </text:span></text:span><text:span text:style-name="Fonte_20_parág._20_padrão"><text:span text:style-name="T36">fim</text:span></text:span><text:span text:style-name="Fonte_20_parág._20_padrão"><text:span text:style-name="T31"> </text:span></text:span><text:span text:style-name="Fonte_20_parág._20_padrão"><text:span text:style-name="T39">da inscrição</text:span></text:span><text:span text:style-name="Fonte_20_parág._20_padrão"><text:span text:style-name="T36"> deve ser </text:span></text:span><text:span text:style-name="Fonte_20_parág._20_padrão"><text:span text:style-name="T41">anterior ou igual</text:span></text:span><text:span text:style-name="Fonte_20_parág._20_padrão"><text:span text:style-name="T36"> a date de </text:span></text:span><text:span text:style-name="Fonte_20_parág._20_padrão"><text:span text:style-name="T41">fim </text:span></text:span><text:span text:style-name="Fonte_20_parág._20_padrão"><text:span text:style-name="T36">do evento.</text:span></text:span></text:p>
          </text:list-item>
          <text:list-item>
            <text:p text:style-name="P50"><text:span text:style-name="Fonte_20_parág._20_padrão"><text:span text:style-name="T42">Volta para o passo 3.</text:span></text:span></text:p>
          </text:list-item>
        </text:list>
        <text:p text:style-name="P44"><text:span text:style-name="Fonte_20_parág._20_padrão"><text:span text:style-name="T34"/></text:span></text:p>
        <text:h text:style-name="Heading_20_2" text:outline-level="2"><text:bookmark-start text:name="__RefHeading__65_178789685"/><text:bookmark-start text:name="__RefHeading__464_1105478727"/><text:bookmark-start text:name="__RefHeading__488_490762481"/><text:bookmark-start text:name="__RefHeading__83_1275273786"/><text:bookmark-start text:name="_Toc388346453"/>Requisitos<text:span text:style-name="Fonte_20_parág._20_padrão"><text:span text:style-name="T1"> </text:span></text:span>Especiais<text:bookmark-end text:name="__RefHeading__65_178789685"/><text:bookmark-end text:name="__RefHeading__464_1105478727"/><text:bookmark-end text:name="__RefHeading__488_490762481"/><text:bookmark-end text:name="__RefHeading__83_1275273786"/><text:bookmark-end text:name="_Toc388346453"/></text:h>
        <text:list xml:id="list3107135813599934689" text:style-name="LFO4">
          <text:list-item>
            <text:p text:style-name="P38">Não se aplica</text:p>
          </text:list-item>
        </text:list>
        <text:p text:style-name="P39"/>
        <text:p text:style-name="P39"/>
        <text:h text:style-name="P36" text:outline-level="2"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Toc388346454"/>Pré-Condiçõe<text:bookmark-end text:name="_Toc388346454"/>s<text:bookmark-end text:name="__RefHeading__85_1275273786"/><text:bookmark-end text:name="__RefHeading__67_178789685"/><text:bookmark-end text:name="__RefHeading__466_1105478727"/><text:bookmark-end text:name="__RefHeading__490_490762481"/></text:h>
        <text:list xml:id="list225906845166172" text:continue-numbering="true" text:style-name="LFO4">
          <text:list-item>
            <text:p text:style-name="P40"><text:span text:style-name="T46">Organizador logado</text:span>.</text:p>
          </text:list-item>
        </text:list>
        <text:h text:style-name="Heading_20_2" text:outline-level="2"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Toc388346456"/>Pós-Condições<text:bookmark-end text:name="__RefHeading__494_490762481"/><text:bookmark-end text:name="__RefHeading__470_1105478727"/><text:bookmark-end text:name="__RefHeading__71_178789685"/><text:bookmark-end text:name="__RefHeading__89_1275273786"/><text:bookmark-end text:name="_Toc388346456"/></text:h>
        <text:list xml:id="list192407861172691" text:style-name="LFO4">
          <text:list-item>
            <text:p text:style-name="P41">Evento criado.</text:p>
          </text:list-item>
        </text:list>
        <text:h text:style-name="Heading_20_1" text:outline-level="1"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Toc388346457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73_178789685"/><text:bookmark-end text:name="__RefHeading__472_1105478727"/><text:bookmark-end text:name="__RefHeading__496_490762481"/><text:bookmark-end text:name="__RefHeading__91_1275273786"/><text:bookmark-end text:name="_Toc388346457"/></text:h>
        <text:list xml:id="list225906847167156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_RefHeading__75_178789685"/><text:bookmark-start text:name="__RefHeading__474_1105478727"/><text:bookmark-start text:name="__RefHeading__498_490762481"/><text:bookmark-start text:name="__RefHeading__93_1275273786"/><text:bookmark-start text:name="_Toc388346458"/>Pontos<text:span text:style-name="Fonte_20_parág._20_padrão"><text:span text:style-name="T1"> </text:span></text:span>de<text:span text:style-name="Fonte_20_parág._20_padrão"><text:span text:style-name="T1"> </text:span></text:span>Inclusão<text:bookmark-end text:name="__RefHeading__75_178789685"/><text:bookmark-end text:name="__RefHeading__474_1105478727"/><text:bookmark-end text:name="__RefHeading__498_490762481"/><text:bookmark-end text:name="__RefHeading__93_1275273786"/><text:bookmark-end text:name="_Toc388346458"/></text:h>
        <text:list xml:id="list225906848143155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Toc388346459"/>Pontos<text:span text:style-name="Fonte_20_parág._20_padrão"><text:span text:style-name="T1"> </text:span></text:span>de<text:span text:style-name="Fonte_20_parág._20_padrão"><text:span text:style-name="T1"> </text:span></text:span>Extensão<text:bookmark-end text:name="__RefHeading__77_178789685"/><text:bookmark-end text:name="__RefHeading__476_1105478727"/><text:bookmark-end text:name="__RefHeading__500_490762481"/><text:bookmark-end text:name="__RefHeading__95_1275273786"/><text:bookmark-end text:name="_Toc388346459"/></text:h>
        <text:list xml:id="list225906849155407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Fonte_20_parág._20_padrão"><text:span text:style-name="T6"/></text:span></text:p>
        <text:p text:style-name="Normal"/>
        <text:p text:style-name="Normal"/>
        <text:p text:style-name="Normal"/>
        <text:p text:style-name="Normal"/>
        <text:p text:style-name="Normal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Corpo_20_de_20_texto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true"/>
    </style:style>
    <style:style style:name="Heading_20_1" style:display-name="Heading 1" style:family="paragraph" style:next-style-name="Normal" style:default-outline-level="1" style:class="text">
      <style:paragraph-properties fo:margin-top="0.635cm" fo:margin-bottom="0.423cm" style:contextual-spacing="false" fo:hyphenation-ladder-count="no-limit" fo:keep-with-next="always">
        <style:tab-stops>
          <style:tab-stop style:position="0cm"/>
          <style:tab-stop style:position="0.489cm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top="0.423cm" fo:margin-bottom="0.212cm" style:contextual-spacing="false" fo:hyphenation-ladder-count="no-limit" fo:keep-with-next="always">
        <style:tab-stops>
          <style:tab-stop style:position="-1.016cm"/>
          <style:tab-stop style:position="-0.78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top="0.423cm" fo:margin-bottom="0.212cm" style:contextual-spacing="false" fo:text-align="justify" style:justify-single-word="false" fo:hyphenation-ladder-count="no-limit" fo:keep-with-next="always">
        <style:tab-stops>
          <style:tab-stop style:position="-1.27cm"/>
          <style:tab-stop style:position="-0.039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top="0.423cm" fo:margin-bottom="0.212cm" style:contextual-spacing="false" fo:text-align="justify" style:justify-single-word="false" fo:hyphenation-ladder-count="no-limit" fo:keep-with-next="always">
        <style:tab-stops>
          <style:tab-stop style:position="-0.273cm"/>
          <style:tab-stop style:position="0cm"/>
          <style:tab-stop style:position="1.476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next-style-name="Normal" style:default-outline-level="5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next-style-name="Normal" style:default-outline-level="6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next-style-name="Normal" style:default-outline-level="7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next-style-name="Normal" style:default-outline-level="8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next-style-name="Normal" style:default-outline-level="9" style:class="text">
      <style:paragraph-properties fo:margin-top="0.423cm" fo:margin-bottom="0.212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/>
    </style:style>
    <style:style style:name="List" style:family="paragraph" style:parent-style-name="Normal" style:list-style-name="LFO5" style:class="list">
      <style:paragraph-properties fo:margin-top="0cm" fo:margin-bottom="0cm" style:contextual-spacing="false" fo:hyphenation-ladder-count="no-limit">
        <style:tab-stops>
          <style:tab-stop style:position="0cm"/>
          <style:tab-stop style:position="0.616cm"/>
        </style:tab-stops>
      </style:paragraph-properties>
      <style:text-properties fo:color="#000000" fo:hyphenate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Normal" style:next-style-name="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/>
    </style:style>
    <style:style style:name="Legenda1" style:family="paragraph" style:parent-style-name="Normal" style:nex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Insumo" style:family="paragraph" style:parent-style-name="Normal">
      <style:paragraph-properties fo:margin-left="0.751cm" fo:margin-right="0cm" fo:margin-top="0cm" fo:margin-bottom="0cm" style:contextual-spacing="false" fo:hyphenation-ladder-count="no-limit" fo:text-indent="-0.002cm" style:auto-text-indent="false">
        <style:tab-stops/>
      </style:paragraph-properties>
      <style:text-properties fo:hyphenate="false"/>
    </style:style>
    <style:style style:name="Listaabc" style:family="paragraph" style:parent-style-name="List" style:list-style-name="LFO9">
      <style:paragraph-properties fo:hyphenation-ladder-count="no-limit">
        <style:tab-stops>
          <style:tab-stop style:position="0cm"/>
          <style:tab-stop style:position="0.616cm"/>
          <style:tab-stop style:position="1.166cm"/>
        </style:tab-stops>
      </style:paragraph-properties>
      <style:text-properties fo:hyphenate="false"/>
    </style:style>
    <style:style style:name="Listabul" style:family="paragraph" style:parent-style-name="List" style:list-style-name="LFO4">
      <style:paragraph-properties fo:hyphenation-ladder-count="no-limit">
        <style:tab-stops>
          <style:tab-stop style:position="-1.099cm"/>
          <style:tab-stop style:position="-0.549cm"/>
          <style:tab-stop style:position="-0.464cm"/>
        </style:tab-stops>
      </style:paragraph-properties>
      <style:text-properties fo:hyphenate="false"/>
    </style:style>
    <style:style style:name="Texto_20_em_20_bloco1" style:display-name="Texto em bloco1" style:family="paragraph" style:parent-style-name="Normal" style:list-style-name="LFO7">
      <style:paragraph-properties fo:margin-left="0cm" fo:margin-right="0.635cm" fo:margin-top="0cm" fo:margin-bottom="0cm" style:contextual-spacing="false" fo:hyphenation-ladder-count="no-limit" fo:text-indent="0cm" style:auto-text-indent="false">
        <style:tab-stops>
          <style:tab-stop style:position="0.0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0.25cm"/>
          <style:tab-stop style:position="13.176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0.249cm"/>
          <style:tab-stop style:position="11.675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/>
    </style:style>
    <style:style style:name="Recuo_20_de_20_corpo_20_de_20_texto_20_21" style:display-name="Recuo de corpo de texto 21" style:family="paragraph" style:parent-style-name="Normal">
      <style:paragraph-properties fo:margin-left="2.49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Recuo_20_de_20_corpo_20_de_20_texto_20_31" style:display-name="Recuo de corpo de texto 31" style:family="paragraph" style:parent-style-name="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mpo2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ampo3" style:family="paragraph" style:parent-style-name="campo2" style:next-style-name="Normal">
      <style:paragraph-properties fo:hyphenation-ladder-count="no-limit"/>
      <style:text-properties fo:hyphenate="false"/>
    </style:style>
    <style:style style:name="campo4" style:family="paragraph" style:parent-style-name="campo3" style:next-style-name="Normal">
      <style:paragraph-properties fo:hyphenation-ladder-count="no-limit"/>
      <style:text-properties fo:hyphenate="false"/>
    </style:style>
    <style:style style:name="est1" style:family="paragraph" style:parent-style-name="Heading_20_1" style:next-style-name="Normal" style:default-outline-level="1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cm"/>
        </style:tab-stops>
      </style:paragraph-properties>
      <style:text-properties fo:hyphenate="false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/>
    </style:style>
    <style:style style:name="est3" style:family="paragraph" style:parent-style-name="Heading_20_3" style:next-style-name="Normal" style:default-outline-level="3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1.251cm"/>
        </style:tab-stops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0.002cm"/>
          <style:tab-stop style:position="9.927cm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693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mpo1" style:family="paragraph" style:next-style-name="Normal">
      <style:paragraph-properties fo:margin-top="0cm" fo:margin-bottom="0.106cm" style:contextual-spacing="false" fo:text-align="center" style:justify-single-word="false" fo:hyphenation-ladder-count="no-limit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ampo5" style:family="paragraph" style:parent-style-name="campo4" style:next-style-name="Normal">
      <style:paragraph-properties fo:hyphenation-ladder-count="no-limit"/>
      <style:text-properties fo:hyphenate="false"/>
    </style:style>
    <style:style style:name="Conteúdo" style:family="paragraph" style:next-style-name="Normal">
      <style:paragraph-properties fo:margin-top="0.423cm" fo:margin-bottom="0.847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/>
    </style:style>
    <style:style style:name="Bullet_20_1" style:display-name="Bullet 1" style:family="paragraph" style:parent-style-name="Normal" style:list-style-name="LFO13">
      <style:paragraph-properties fo:margin-top="0cm" fo:margin-bottom="0.212cm" style:contextual-spacing="false" fo:hyphenation-ladder-count="no-limit"/>
      <style:text-properties fo:font-size="12pt" style:font-size-asian="12pt" fo:hyphenate="false"/>
    </style:style>
    <style:style style:name="Bullet_20_2" style:display-name="Bullet 2" style:family="paragraph" style:parent-style-name="Normal" style:list-style-name="LFO10">
      <style:paragraph-properties fo:margin-top="0cm" fo:margin-bottom="0cm" style:contextual-spacing="false" fo:hyphenation-ladder-count="no-limit">
        <style:tab-stops>
          <style:tab-stop style:position="0cm"/>
          <style:tab-stop style:position="0.365cm"/>
        </style:tab-stops>
      </style:paragraph-properties>
      <style:text-properties fo:font-size="12pt" style:font-size-asian="12pt" fo:hyphenate="false"/>
    </style:style>
    <style:style style:name="Bullet_20_3" style:display-name="Bullet 3" style:family="paragraph" style:parent-style-name="Normal" style:list-style-name="LFO3">
      <style:paragraph-properties fo:margin-top="0cm" fo:margin-bottom="0cm" style:contextual-spacing="false" fo:hyphenation-ladder-count="no-limit">
        <style:tab-stops>
          <style:tab-stop style:position="0cm"/>
          <style:tab-stop style:position="0.365cm"/>
        </style:tab-stops>
      </style:paragraph-properties>
      <style:text-properties fo:font-size="12pt" style:font-size-asian="12pt" fo:hyphenate="false"/>
    </style:style>
    <style:style style:name="Espaço_5f_capa" style:display-name="Espaço_capa" style:family="paragraph" style:parent-style-name="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/>
    </style:style>
    <style:style style:name="Lista_20_tabela" style:display-name="Lista tabela" style:family="paragraph" style:parent-style-name="Listabul" style:list-style-name="LFO11">
      <style:paragraph-properties fo:margin-top="0cm" fo:margin-bottom="0.106cm" style:contextual-spacing="false" fo:hyphenation-ladder-count="no-limit"/>
      <style:text-properties fo:hyphenate="false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/>
    </style:style>
    <style:style style:name="Texto_20_tabela" style:display-name="Texto tabela" style:family="paragraph" style:parent-style-name="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/>
    </style:style>
    <style:style style:name="Numerada1" style:family="paragraph" style:parent-style-name="Normal" style:list-style-name="LFO2">
      <style:paragraph-properties fo:hyphenation-ladder-count="no-limit"/>
      <style:text-properties fo:hyphenate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luxo_20_2" style:display-name="Fluxo 2" style:family="paragraph" style:parent-style-name="Normal" style:list-style-name="LFO8">
      <style:paragraph-properties fo:margin-top="0cm" fo:margin-bottom="0cm" style:contextual-spacing="false" fo:hyphenation-ladder-count="no-limit">
        <style:tab-stops>
          <style:tab-stop style:position="-5.904cm"/>
          <style:tab-stop style:position="-3.122cm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hyphenation-ladder-count="no-limit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6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7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8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-Absatz-Standardschriftart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2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-Absatz-Standardschriftart11" style:family="text"/>
    <style:style style:name="WW8Num6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8Num21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Fonte_20_parág._20_padrão2" style:display-name="Fonte parág. padrão2" style:family="text"/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complex="OpenSymbol" style:font-family-complex="OpenSymbol" style:font-family-generic-complex="system" style:font-pitch-complex="variable"/>
    </style:style>
    <style:style style:name="Cabeçalho_20_Char" style:display-name="Cabeçalho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Rodapé_20_Char" style:display-name="Rodapé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1.249cm" text:min-label-width="0.55cm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6LVL1" text:bullet-char="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7LVL1" text:bullet-char="">
        <style:list-level-properties text:space-before="3.747cm" text:min-label-width="0.00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9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0LVL1" text:bullet-char="-">
        <style:list-level-properties text:min-label-width="0.55cm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1.251cm"/>
      </text:list-level-style-number>
      <text:list-level-style-number text:level="2" style:num-suffix="." style:num-format="1" text:display-levels="2">
        <style:list-level-properties text:space-before="1.249cm" text:min-label-width="1.349cm"/>
      </text:list-level-style-number>
      <text:list-level-style-number text:level="3" style:num-suffix="." style:num-format="1" text:display-levels="3">
        <style:list-level-properties text:space-before="2.6cm" text:min-label-width="1.40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3.81cm" text:min-label-width="1.905cm"/>
      </text:list-level-style-number>
      <text:list-level-style-number text:level="8" style:num-suffix=".." style:num-format="1" text:display-levels="8">
        <style:list-level-properties text:space-before="4.445cm" text:min-label-width="2.159cm"/>
      </text:list-level-style-number>
      <text:list-level-style-number text:level="9" style:num-suffix=".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bullet text:level="1" text:style-name="WW_5f_CharLFO12LVL1" text:bullet-char="–">
        <style:list-level-properties text:min-label-width="0.63cm"/>
        <style:text-properties style:font-name="Aria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753cm" fo:margin-left="0.123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1.751cm"/>
    </style:style>
    <style:style style:name="Tabela1.C" style:family="table-column">
      <style:table-column-properties style:column-width="1.501cm"/>
    </style:style>
    <style:style style:name="Tabela1.1" style:family="table-row">
      <style:table-row-properties style:min-row-height="0.751cm" fo:keep-together="always" style:use-optimal-row-height="false"/>
    </style:style>
    <style:style style:name="Tabela1.A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5cm" fo:margin-bottom="2.519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45cm" fo:margin-bottom="0.145cm" fo:margin-left="2.997cm" fo:margin-right="2.3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62cm" fo:margin-left="0cm" fo:margin-right="0cm" fo:margin-bottom="0cm" style:dynamic-spacing="true"/>
      </style:header-style>
      <style:footer-style>
        <style:header-footer-properties fo:min-height="0.73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5</text:page-number><text:span text:style-name="Fonte_20_parág._20_padrão"><text:span text:style-name="MT1"> </text:span></text:span>/<text:span text:style-name="Fonte_20_parág._20_padrão"><text:span text:style-name="MT1"> </text:span></text:span><text:span text:style-name="Page_20_Number"><text:page-count style:num-format="1">5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Windows_x86 LibreOffice_project/185f2ce4dcc34af9bd97dec29e6d42c39557298f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meta:creation-date>2014-05-20T13:52:00Z</meta:creation-date>
    <dc:date>2014-10-13T22:59:06.704000000</dc:date>
    <meta:print-date>2007-05-07T23:41:00Z</meta:print-date>
    <meta:editing-cycles>33</meta:editing-cycles>
    <meta:editing-duration>PT3H28M35S</meta:editing-duration>
    <meta:document-statistic meta:table-count="4" meta:image-count="0" meta:object-count="0" meta:page-count="5" meta:paragraph-count="90" meta:word-count="494" meta:character-count="2954" meta:non-whitespace-character-count="246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../../../../Downloads/modelo%20doc%20requisitos.odt/Normal"/>
  </office:meta>
</office:document-meta>
</file>